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0.5pt" fo:language="fr" fo:country="FR" fo:font-weight="bold" officeooo:rsid="008964ea" officeooo:paragraph-rsid="00009178" fo:background-color="transparent" style:font-size-asian="10.5pt" style:font-weight-asian="bold" style:font-size-complex="10.5pt" style:font-weight-complex="bold"/>
    </style:style>
    <style:style style:name="P2" style:family="paragraph" style:parent-style-name="Standard" style:list-style-name="L1">
      <style:text-properties officeooo:paragraph-rsid="00009178"/>
    </style:style>
    <style:style style:name="P3" style:family="paragraph" style:parent-style-name="Standard" style:list-style-name="L1">
      <style:text-properties fo:color="#ce181e" loext:opacity="100%" style:font-name="Liberation Sans" fo:font-size="10.5pt" fo:language="fr" fo:country="FR" officeooo:rsid="008aeb77" officeooo:paragraph-rsid="00009178" fo:background-color="transparent" style:font-size-asian="10.5pt" style:font-size-complex="10.5pt"/>
    </style:style>
    <style:style style:name="P4" style:family="paragraph" style:parent-style-name="Standard" style:list-style-name="L1">
      <style:text-properties fo:color="#00a65d" loext:opacity="100%" style:font-name="Liberation Sans" fo:font-size="10.5pt" fo:language="fr" fo:country="FR" officeooo:rsid="008c789a" officeooo:paragraph-rsid="00009178" fo:background-color="transparent" style:font-size-asian="10.5pt" style:font-size-complex="10.5pt"/>
    </style:style>
    <style:style style:name="P5" style:family="paragraph" style:parent-style-name="Standard" style:list-style-name="L1">
      <style:text-properties fo:color="#0066b3" loext:opacity="100%" style:font-name="Liberation Sans" fo:font-size="10.5pt" fo:language="fr" fo:country="FR" officeooo:rsid="008c789a" officeooo:paragraph-rsid="00009178" fo:background-color="transparent" style:font-size-asian="10.5pt" style:font-size-complex="10.5pt"/>
    </style:style>
    <style:style style:name="P6" style:family="paragraph" style:parent-style-name="Standard" style:list-style-name="L1">
      <style:text-properties fo:color="#f58220" loext:opacity="100%" style:font-name="Liberation Sans" fo:font-size="10.5pt" fo:language="fr" fo:country="FR" officeooo:rsid="008ce4f7" officeooo:paragraph-rsid="00009178" fo:background-color="transparent" style:font-size-asian="10.5pt" style:font-size-complex="10.5pt"/>
    </style:style>
    <style:style style:name="P7" style:family="paragraph" style:parent-style-name="Standard" style:list-style-name="L1">
      <style:text-properties fo:color="#a3238e" loext:opacity="100%" style:font-name="Liberation Sans" fo:font-size="10.5pt" fo:language="fr" fo:country="FR" officeooo:rsid="008c789a" officeooo:paragraph-rsid="00009178" fo:background-color="transparent" style:font-size-asian="10.5pt" style:font-size-complex="10.5pt"/>
    </style:style>
    <style:style style:name="P8" style:family="paragraph" style:parent-style-name="Standard" style:list-style-name="L1">
      <style:text-properties fo:color="#666666" loext:opacity="100%" style:font-name="Liberation Sans" fo:font-size="10.5pt" fo:language="fr" fo:country="FR" officeooo:rsid="008c789a" officeooo:paragraph-rsid="00009178" fo:background-color="transparent" style:font-size-asian="10.5pt" style:font-size-complex="10.5pt"/>
    </style:style>
    <style:style style:name="P9" style:family="paragraph" style:parent-style-name="Standard" style:list-style-name="L1">
      <style:text-properties style:font-name="Liberation Sans" officeooo:paragraph-rsid="00009178"/>
    </style:style>
    <style:style style:name="P10" style:family="paragraph" style:parent-style-name="Standard" style:list-style-name="L1">
      <style:text-properties fo:color="#ed4c05" loext:opacity="100%" style:font-name="Liberation Sans" officeooo:rsid="0a0abb14" officeooo:paragraph-rsid="00009178"/>
    </style:style>
    <style:style style:name="P11" style:family="paragraph" style:parent-style-name="Standard" style:list-style-name="L1">
      <style:text-properties fo:color="#00ffff" loext:opacity="100%" style:font-name="Liberation Sans" officeooo:rsid="000cbe23" officeooo:paragraph-rsid="000cbe23"/>
    </style:style>
    <style:style style:name="T1" style:family="text">
      <style:text-properties fo:font-size="10.5pt" fo:language="fr" fo:country="FR" fo:background-color="transparent" loext:char-shading-value="0" style:font-size-asian="10.5pt" style:font-size-complex="10.5pt"/>
    </style:style>
    <style:style style:name="T2" style:family="text">
      <style:text-properties fo:font-size="10.5pt" fo:language="fr" fo:country="FR" officeooo:rsid="0310a109" fo:background-color="transparent" loext:char-shading-value="0" style:font-size-asian="10.5pt" style:font-size-complex="10.5pt"/>
    </style:style>
    <style:style style:name="T3" style:family="text">
      <style:text-properties fo:font-size="10.5pt" fo:language="fr" fo:country="FR" officeooo:rsid="0a0ca3eb" fo:background-color="transparent" loext:char-shading-value="0" style:font-size-asian="10.5pt" style:font-size-complex="10.5pt"/>
    </style:style>
    <style:style style:name="T4" style:family="text">
      <style:text-properties fo:font-size="10.5pt" fo:language="fr" fo:country="FR" officeooo:rsid="0011d32e" fo:background-color="transparent" loext:char-shading-value="0" style:font-size-asian="10.5pt" style:font-size-complex="10.5pt"/>
    </style:style>
    <style:style style:name="T5" style:family="text">
      <style:text-properties officeooo:rsid="07575b29"/>
    </style:style>
    <style:style style:name="T6" style:family="text">
      <style:text-properties officeooo:rsid="008d4e7a"/>
    </style:style>
    <style:style style:name="T7" style:family="text">
      <style:text-properties officeooo:rsid="08b430bc"/>
    </style:style>
    <style:style style:name="T8" style:family="text">
      <style:text-properties officeooo:rsid="0a0801aa"/>
    </style:style>
    <style:style style:name="T9" style:family="text">
      <style:text-properties officeooo:rsid="008dcad7"/>
    </style:style>
    <style:style style:name="T10" style:family="text">
      <style:text-properties officeooo:rsid="008f328d"/>
    </style:style>
    <style:style style:name="T11" style:family="text">
      <style:text-properties officeooo:rsid="00953cd7"/>
    </style:style>
    <style:style style:name="T12" style:family="text">
      <style:text-properties fo:color="#81d41a" loext:opacity="100%" fo:font-size="10.5pt" fo:language="fr" fo:country="FR" officeooo:rsid="08877e73" fo:background-color="transparent" loext:char-shading-value="0" style:font-size-asian="10.5pt" style:font-size-complex="10.5pt"/>
    </style:style>
    <style:style style:name="T13" style:family="text">
      <style:text-properties fo:color="#81d41a" loext:opacity="100%" fo:font-size="10.5pt" fo:language="fr" fo:country="FR" officeooo:rsid="030f2e37" fo:background-color="transparent" loext:char-shading-value="0" style:font-size-asian="10.5pt" style:font-size-complex="10.5pt"/>
    </style:style>
    <style:style style:name="T14" style:family="text">
      <style:text-properties fo:color="#81d41a" loext:opacity="100%" fo:font-size="10.5pt" fo:language="fr" fo:country="FR" officeooo:rsid="0310a109" fo:background-color="transparent" loext:char-shading-value="0" style:font-size-asian="10.5pt" style:font-size-complex="10.5pt"/>
    </style:style>
    <style:style style:name="T15" style:family="text">
      <style:text-properties fo:color="#81d41a" loext:opacity="100%" fo:font-size="10.5pt" fo:language="fr" fo:country="FR" officeooo:rsid="0011d32e" fo:background-color="transparent" loext:char-shading-value="0" style:font-size-asian="10.5pt" style:font-size-complex="10.5pt"/>
    </style:style>
    <style:style style:name="T16" style:family="text">
      <style:text-properties fo:color="#81d41a" loext:opacity="100%" fo:font-size="10.5pt" fo:language="fr" fo:country="FR" officeooo:rsid="0011df72" fo:background-color="transparent" loext:char-shading-value="0" style:font-size-asian="10.5pt" style:font-size-complex="10.5pt"/>
    </style:style>
    <style:style style:name="T17" style:family="text">
      <style:text-properties fo:color="#5c2d91" loext:opacity="100%" style:font-name="Liberation Sans" fo:font-size="10.5pt" fo:language="fr" fo:country="FR" officeooo:rsid="008c789a" fo:background-color="transparent" loext:char-shading-value="0" style:font-size-asian="10.5pt" style:font-size-complex="10.5pt"/>
    </style:style>
    <style:style style:name="T18" style:family="text">
      <style:text-properties fo:color="#5c2d91" loext:opacity="100%" style:font-name="Liberation Sans" fo:font-size="10.5pt" fo:language="fr" fo:country="FR" officeooo:rsid="008dcad7" fo:background-color="transparent" loext:char-shading-value="0" style:font-size-asian="10.5pt" style:font-size-complex="10.5pt"/>
    </style:style>
    <style:style style:name="T19" style:family="text">
      <style:text-properties fo:color="#5c2d91" loext:opacity="100%" style:font-name="Liberation Sans" fo:font-size="10.5pt" fo:language="fr" fo:country="FR" officeooo:rsid="0000f171" fo:background-color="transparent" loext:char-shading-value="0" style:font-size-asian="10.5pt" style:font-size-complex="10.5pt"/>
    </style:style>
    <style:style style:name="T20" style:family="text">
      <style:text-properties fo:color="#5c2d91" loext:opacity="100%" style:font-name="Liberation Sans" fo:font-size="10.5pt" fo:language="fr" fo:country="FR" officeooo:rsid="0013f10c" fo:background-color="transparent" loext:char-shading-value="0" style:font-size-asian="10.5pt" style:font-size-complex="10.5pt"/>
    </style:style>
    <style:style style:name="T21" style:family="text">
      <style:text-properties officeooo:rsid="00017f0a"/>
    </style:style>
    <style:style style:name="T22" style:family="text">
      <style:text-properties officeooo:rsid="0011d32e"/>
    </style:style>
    <style:style style:name="T23" style:family="text">
      <style:text-properties officeooo:rsid="0011df72"/>
    </style:style>
    <style:style style:name="T24" style:family="text">
      <style:text-properties officeooo:rsid="001347ac"/>
    </style:style>
    <style:style style:name="T25" style:family="text">
      <style:text-properties officeooo:rsid="0014973b"/>
    </style:style>
    <style:style style:name="T26" style:family="text">
      <style:text-properties officeooo:rsid="001658ce"/>
    </style:style>
    <style:style style:name="T27" style:family="text">
      <style:text-properties officeooo:rsid="001788e0"/>
    </style:style>
    <style:style style:name="T28" style:family="text">
      <style:text-properties officeooo:rsid="0018c21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7">D</text:span><text:span text:style-name="T5">ocumentation’</text:span><text:span text:style-name="T27">s color code</text:span> :</text:p>
      <text:list xml:id="list3267667838" text:style-name="L1">
        <text:list-item>
          <text:p text:style-name="P3"><text:span text:style-name="T22">Red</text:span><text:tab/><text:tab/>:<text:tab/><text:span text:style-name="T26">Main title</text:span></text:p>
        </text:list-item>
        <text:list-item>
          <text:p text:style-name="P4"><text:span text:style-name="T22">Green</text:span><text:tab/><text:tab/>:<text:tab/><text:span text:style-name="T28">Heading 1</text:span></text:p>
        </text:list-item>
        <text:list-item>
          <text:p text:style-name="P5">Bl<text:span text:style-name="T22">ue</text:span><text:tab/><text:tab/>:<text:tab/><text:span text:style-name="T28">Heading 2</text:span></text:p>
        </text:list-item>
        <text:list-item>
          <text:p text:style-name="P6">Orange<text:tab/><text:tab/>:<text:tab/><text:span text:style-name="T25">V</text:span><text:span text:style-name="T9">ariables </text:span><text:span text:style-name="T25">names</text:span></text:p>
        </text:list-item>
        <text:list-item>
          <text:p text:style-name="P2"><text:span text:style-name="T17">Mauve<text:tab/><text:tab/>:<text:tab/></text:span><text:span text:style-name="T19">Bash Utils </text:span><text:span text:style-name="T20">functions names</text:span></text:p>
        </text:list-item>
        <text:list-item>
          <text:p text:style-name="P7">Violet<text:tab/><text:tab/>:<text:tab/><text:span text:style-name="T24">Initialization functions names</text:span></text:p>
        </text:list-item>
        <text:list-item>
          <text:p text:style-name="P8"><text:span text:style-name="T22">Dark gray</text:span><text:span text:style-name="T11"> 1</text:span><text:tab/>:<text:tab/><text:span text:style-name="T23">Commands names</text:span></text:p>
        </text:list-item>
        <text:list-item>
          <text:p text:style-name="P9"><text:span text:style-name="T15">Lime<text:tab/></text:span><text:span text:style-name="T13"><text:tab/>:<text:tab/></text:span><text:span text:style-name="T15">Paths</text:span><text:span text:style-name="T14"> (</text:span><text:span text:style-name="T16">files tree</text:span><text:span text:style-name="T14">)</text:span></text:p>
        </text:list-item>
        <text:list-item>
          <text:p text:style-name="P10"><text:span text:style-name="T4">Brick</text:span><text:span text:style-name="T1"><text:tab/><text:tab/>:<text:tab/></text:span><text:span text:style-name="T3">Conditions</text:span></text:p>
        </text:list-item>
        <text:list-item>
          <text:p text:style-name="P11"><text:span text:style-name="T3">C</text:span><text:span text:style-name="T1">yan<text:tab/><text:tab/>:<text:tab/></text:span><text:span text:style-name="T4">Loops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3.6.2$Linux_X86_64 LibreOffice_project/30$Build-2</meta:generator>
    <dc:date>2022-12-02T10:10:24.673527663</dc:date>
    <meta:editing-duration>PT1H24M34S</meta:editing-duration>
    <meta:editing-cycles>24</meta:editing-cycles>
    <meta:document-statistic meta:table-count="0" meta:image-count="0" meta:object-count="0" meta:page-count="1" meta:paragraph-count="11" meta:word-count="58" meta:character-count="276" meta:non-whitespace-character-count="230"/>
  </office:meta>
</office:document-meta>
</file>